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DO NOT TOUCH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hampagne Blanc de Blancs Brut</text:p>
          </table:table-cell>
          <table:table-cell office:value-type="string">
            <text:p>DE VILMO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10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gj0b5pwzaebseq9js7y</text:p>
          </table:table-cell>
          <table:table-cell office:value-type="string">
            <text:p>SPARKLING</text:p>
          </table:table-cell>
          <table:table-cell office:value-type="string">
            <text:p>Blanc de Blancs Brut Champagne</text:p>
          </table:table-cell>
          <table:table-cell office:value-type="string">
            <text:p>De Vilmont</text:p>
          </table:table-cell>
          <table:table-cell office:value-type="float" office:value="44.194138">
            <text:p>44.1941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MONVI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qed1f64hb1y7nqk7c3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Monviert</text:p>
          </table:table-cell>
          <table:table-cell office:value-type="float" office:value="37.802174">
            <text:p>37.80217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OSSO</text:p>
          </table:table-cell>
          <table:table-cell office:value-type="string">
            <text:p>Merlot</text:p>
          </table:table-cell>
          <table:table-cell office:value-type="string">
            <text:p>MUZ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r6vjxz4b189440vc37y</text:p>
          </table:table-cell>
          <table:table-cell office:value-type="string">
            <text:p>WHITE</text:p>
          </table:table-cell>
          <table:table-cell office:value-type="string">
            <text:p>Merlot</text:p>
          </table:table-cell>
          <table:table-cell office:value-type="string">
            <text:p>Muzic</text:p>
          </table:table-cell>
          <table:table-cell office:value-type="float" office:value="32.225628">
            <text:p>32.2256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oscato d'Asti</text:p>
          </table:table-cell>
          <table:table-cell office:value-type="string">
            <text:p>GIANNI DOGL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900">
            <text:p>1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02r20nvyv1f7r0dbw2y</text:p>
          </table:table-cell>
          <table:table-cell office:value-type="string">
            <text:p>DESSERT</text:p>
          </table:table-cell>
          <table:table-cell office:value-type="string">
            <text:p>Moscato d'Asti</text:p>
          </table:table-cell>
          <table:table-cell office:value-type="string">
            <text:p>Gianni Doglia</text:p>
          </table:table-cell>
          <table:table-cell office:value-type="float" office:value="55.07669">
            <text:p>55.0766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TER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p167ktz09r4rbbqan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Tercic</text:p>
          </table:table-cell>
          <table:table-cell office:value-type="float" office:value="45.116486">
            <text:p>45.1164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TER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3p51dwskzfjn7fwcdj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Tercic</text:p>
          </table:table-cell>
          <table:table-cell office:value-type="float" office:value="38.256607">
            <text:p>38.2566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RONCO DEI TAS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xd14pdkc65jychryve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Ronco dei Tassi</text:p>
          </table:table-cell>
          <table:table-cell office:value-type="float" office:value="45.903675">
            <text:p>45.9036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RONCO DEI TAS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xax40zav3whgkdcbfk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Ronco dei Tassi</text:p>
          </table:table-cell>
          <table:table-cell office:value-type="float" office:value="52.763557">
            <text:p>52.76355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alvasia</text:p>
          </table:table-cell>
          <table:table-cell office:value-type="string">
            <text:p>RONCO DEI TAS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xe9khc7rv9kmzfj5ca</text:p>
          </table:table-cell>
          <table:table-cell office:value-type="string">
            <text:p>WHITE</text:p>
          </table:table-cell>
          <table:table-cell office:value-type="string">
            <text:p>Malvasia</text:p>
          </table:table-cell>
          <table:table-cell office:value-type="string">
            <text:p>Ronco dei Tassi</text:p>
          </table:table-cell>
          <table:table-cell office:value-type="float" office:value="44.622284">
            <text:p>44.6222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osarin</text:p>
          </table:table-cell>
          <table:table-cell office:value-type="string">
            <text:p>RONCO DEI TAS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x9yqgmy2fyzhrjxzze</text:p>
          </table:table-cell>
          <table:table-cell office:value-type="string">
            <text:p>WHITE</text:p>
          </table:table-cell>
          <table:table-cell office:value-type="string">
            <text:p>Fosarin</text:p>
          </table:table-cell>
          <table:table-cell office:value-type="string">
            <text:p>Ronco dei Tassi</text:p>
          </table:table-cell>
          <table:table-cell office:value-type="float" office:value="49.776024">
            <text:p>49.7760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ROMEO ROS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wwcyqtkgfnzavcr7cxkvfg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Romeo Rossi</text:p>
          </table:table-cell>
          <table:table-cell office:value-type="float" office:value="43.23548">
            <text:p>43.235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Blanc</text:p>
          </table:table-cell>
          <table:table-cell office:value-type="string">
            <text:p>CLOUDY B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d134gff46dt7jeatpx</text:p>
          </table:table-cell>
          <table:table-cell office:value-type="string">
            <text:p>WHITE</text:p>
          </table:table-cell>
          <table:table-cell office:value-type="string">
            <text:p>Sauvignon Blanc</text:p>
          </table:table-cell>
          <table:table-cell office:value-type="string">
            <text:p>Cloudy Bay</text:p>
          </table:table-cell>
          <table:table-cell office:value-type="float" office:value="40.87377">
            <text:p>40.8737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hampagne Blanc de Blancs Brut</text:p>
          </table:table-cell>
          <table:table-cell office:value-type="string">
            <text:p>PETIT-CAMUSA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Pinot Blanc 10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vm4zb0a76j3p0xf414h</text:p>
          </table:table-cell>
          <table:table-cell office:value-type="string">
            <text:p>SPARKLING</text:p>
          </table:table-cell>
          <table:table-cell office:value-type="string">
            <text:p>Blanc de Blancs Brut Champagne</text:p>
          </table:table-cell>
          <table:table-cell office:value-type="string">
            <text:p>Petit-Camusat</text:p>
          </table:table-cell>
          <table:table-cell office:value-type="float" office:value="56.057236">
            <text:p>56.0572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CLOUDY B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zed7tq4r8psdssyze9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Cloudy Bay</text:p>
          </table:table-cell>
          <table:table-cell office:value-type="float" office:value="38.618744">
            <text:p>38.6187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Loureiro</text:p>
          </table:table-cell>
          <table:table-cell office:value-type="string">
            <text:p>QUINTA DE GOMARI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srvyrf6p01d0kc9hnc</text:p>
          </table:table-cell>
          <table:table-cell office:value-type="string">
            <text:p>WHITE</text:p>
          </table:table-cell>
          <table:table-cell office:value-type="string">
            <text:p>Loureiro</text:p>
          </table:table-cell>
          <table:table-cell office:value-type="string">
            <text:p>Quinta de Gomariz</text:p>
          </table:table-cell>
          <table:table-cell office:value-type="float" office:value="43.745995">
            <text:p>43.7459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ewurztraminer</text:p>
          </table:table-cell>
          <table:table-cell office:value-type="string">
            <text:p>WILLM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k13azzgmd05m7g21dw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Willm</text:p>
          </table:table-cell>
          <table:table-cell office:value-type="float" office:value="29.2043">
            <text:p>29.20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etit F...</text:p>
          </table:table-cell>
          <table:table-cell office:value-type="string">
            <text:p>MICHEL REDD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rvckxxpwpafy3zbeyfd426</text:p>
          </table:table-cell>
          <table:table-cell office:value-type="string">
            <text:p>WHITE</text:p>
          </table:table-cell>
          <table:table-cell office:value-type="string">
            <text:p>Petit F</text:p>
          </table:table-cell>
          <table:table-cell office:value-type="string">
            <text:p>Michel Redde</text:p>
          </table:table-cell>
          <table:table-cell office:value-type="float" office:value="48.423027">
            <text:p>48.4230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ouilly Fume La Moynerie</text:p>
          </table:table-cell>
          <table:table-cell office:value-type="string">
            <text:p>MICHEL REDD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1pf352tg6hpwma7qj8</text:p>
          </table:table-cell>
          <table:table-cell office:value-type="string">
            <text:p>WHITE</text:p>
          </table:table-cell>
          <table:table-cell office:value-type="string">
            <text:p>Pouilly-Fumé La Moynerie</text:p>
          </table:table-cell>
          <table:table-cell office:value-type="string">
            <text:p>Michel Redde</text:p>
          </table:table-cell>
          <table:table-cell office:value-type="float" office:value="58.979107">
            <text:p>58.9791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otes du Rhone Blanc</text:p>
          </table:table-cell>
          <table:table-cell office:value-type="string">
            <text:p>CHAUME-ARNAU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cwsykcn978c0q5f1dywmwfy</text:p>
          </table:table-cell>
          <table:table-cell office:value-type="string">
            <text:p>WHITE</text:p>
          </table:table-cell>
          <table:table-cell office:value-type="string">
            <text:p>Côtes-du-Rhône Blanc</text:p>
          </table:table-cell>
          <table:table-cell office:value-type="string">
            <text:p>Chaume Arnaud</text:p>
          </table:table-cell>
          <table:table-cell office:value-type="float" office:value="49.765175">
            <text:p>49.7651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Franciacorta Brut</text:p>
          </table:table-cell>
          <table:table-cell office:value-type="string">
            <text:p>LOVER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cfkagqaschx2a4fdhj</text:p>
          </table:table-cell>
          <table:table-cell office:value-type="string">
            <text:p>SPARKLING</text:p>
          </table:table-cell>
          <table:table-cell office:value-type="string">
            <text:p>Franciacorta Brut</text:p>
          </table:table-cell>
          <table:table-cell office:value-type="string">
            <text:p>Lovera</text:p>
          </table:table-cell>
          <table:table-cell office:value-type="float" office:value="38.457695">
            <text:p>38.4576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Aquila Reale</text:p>
          </table:table-cell>
          <table:table-cell office:value-type="string">
            <text:p>CESARINI SFORZ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85053yv75qkwxnfq1</text:p>
          </table:table-cell>
          <table:table-cell office:value-type="string">
            <text:p>SPARKLING</text:p>
          </table:table-cell>
          <table:table-cell office:value-type="string">
            <text:p>Aquila Reale</text:p>
          </table:table-cell>
          <table:table-cell office:value-type="string">
            <text:p>Cesarini Sforza</text:p>
          </table:table-cell>
          <table:table-cell office:value-type="float" office:value="64.84888">
            <text:p>64.848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Imperial Brut</text:p>
          </table:table-cell>
          <table:table-cell office:value-type="string">
            <text:p>GRAMO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f3cmbnjecjzpt4m0s46jvh</text:p>
          </table:table-cell>
          <table:table-cell office:value-type="string">
            <text:p>SPARKLING</text:p>
          </table:table-cell>
          <table:table-cell office:value-type="string">
            <text:p>Imperial Brut</text:p>
          </table:table-cell>
          <table:table-cell office:value-type="string">
            <text:p>Gramona</text:p>
          </table:table-cell>
          <table:table-cell office:value-type="float" office:value="38.934338">
            <text:p>38.9343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OSSO</text:p>
          </table:table-cell>
          <table:table-cell office:value-type="string">
            <text:p>Evaluna</text:p>
          </table:table-cell>
          <table:table-cell office:value-type="string">
            <text:p>SANSONI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exssr63c21jn7vwgjaw5</text:p>
          </table:table-cell>
          <table:table-cell office:value-type="string">
            <text:p>WHITE</text:p>
          </table:table-cell>
          <table:table-cell office:value-type="string">
            <text:p>Evaluna</text:p>
          </table:table-cell>
          <table:table-cell office:value-type="string">
            <text:p>Sansonina</text:p>
          </table:table-cell>
          <table:table-cell office:value-type="float" office:value="48.1743">
            <text:p>48.174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hampagne Venus Brut Grand Cru</text:p>
          </table:table-cell>
          <table:table-cell office:value-type="string">
            <text:p>AGRAP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9000">
            <text:p>3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10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019n26wtvhza9bemxx</text:p>
          </table:table-cell>
          <table:table-cell office:value-type="string">
            <text:p>SPARKLING</text:p>
          </table:table-cell>
          <table:table-cell office:value-type="string">
            <text:p>Vénus Blanc de Blancs Brut Nature Champagne Grand Cru 'Avize'</text:p>
          </table:table-cell>
          <table:table-cell office:value-type="string">
            <text:p>Agrapart &amp; Fils</text:p>
          </table:table-cell>
          <table:table-cell office:value-type="float" office:value="35.724144">
            <text:p>35.7241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hampagne Avizoise Extra Brut Granc Cru</text:p>
          </table:table-cell>
          <table:table-cell office:value-type="string">
            <text:p>AGRAP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6000">
            <text:p>2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10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xjfy1w36vx2rk1e8n3</text:p>
          </table:table-cell>
          <table:table-cell office:value-type="string">
            <text:p>SPARKLING</text:p>
          </table:table-cell>
          <table:table-cell office:value-type="string">
            <text:p>Avizoise Blanc de Blancs Extra Brut Champagne Grand Cru 'Avize'</text:p>
          </table:table-cell>
          <table:table-cell office:value-type="string">
            <text:p>Agrapart &amp; Fils</text:p>
          </table:table-cell>
          <table:table-cell office:value-type="float" office:value="40.219723">
            <text:p>40.2197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hampagne Terroirs Extra Brut Grand Cru</text:p>
          </table:table-cell>
          <table:table-cell office:value-type="string">
            <text:p>AGRAP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10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xcp5vqmkyny41cw9z9</text:p>
          </table:table-cell>
          <table:table-cell office:value-type="string">
            <text:p>SPARKLING</text:p>
          </table:table-cell>
          <table:table-cell office:value-type="string">
            <text:p>Terroirs Blanc de Blancs Extra Brut Champagne Grand Cru 'Avize'</text:p>
          </table:table-cell>
          <table:table-cell office:value-type="string">
            <text:p>Agrapart &amp; Fils</text:p>
          </table:table-cell>
          <table:table-cell office:value-type="float" office:value="36.87995">
            <text:p>36.879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hampagne 7 Crus Extra Brut</text:p>
          </table:table-cell>
          <table:table-cell office:value-type="string">
            <text:p>AGRAP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90%, Pinot Noir 1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rw52crdjem8kksb2wg</text:p>
          </table:table-cell>
          <table:table-cell office:value-type="string">
            <text:p>SPARKLING</text:p>
          </table:table-cell>
          <table:table-cell office:value-type="string">
            <text:p>7 Crus Extra Brut Champagne Grand Cru 'Avize'</text:p>
          </table:table-cell>
          <table:table-cell office:value-type="string">
            <text:p>Agrapart &amp; Fils</text:p>
          </table:table-cell>
          <table:table-cell office:value-type="float" office:value="38.54058">
            <text:p>38.540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hampagne Mineral Extra Brut Blanc de Blancs</text:p>
          </table:table-cell>
          <table:table-cell office:value-type="string">
            <text:p>AGRAP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10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xex5ag9tcckh1vt9n0</text:p>
          </table:table-cell>
          <table:table-cell office:value-type="string">
            <text:p>SPARKLING</text:p>
          </table:table-cell>
          <table:table-cell office:value-type="string">
            <text:p>Minéral Blanc de Blancs Extra Brut Champagne Grand Cru 'Avize'</text:p>
          </table:table-cell>
          <table:table-cell office:value-type="string">
            <text:p>Agrapart &amp; Fils</text:p>
          </table:table-cell>
          <table:table-cell office:value-type="float" office:value="41.20056">
            <text:p>41.200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hampagne Blanc de Noirs Brut</text:p>
          </table:table-cell>
          <table:table-cell office:value-type="string">
            <text:p>BRIGANDA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Pinot Noir 10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vkxz3qcqh5mz1dsnww</text:p>
          </table:table-cell>
          <table:table-cell office:value-type="string">
            <text:p>SPARKLING</text:p>
          </table:table-cell>
          <table:table-cell office:value-type="string">
            <text:p>Blanc de Noirs Brut Champagne</text:p>
          </table:table-cell>
          <table:table-cell office:value-type="string">
            <text:p>Pierre Brigandat &amp; Fils</text:p>
          </table:table-cell>
          <table:table-cell office:value-type="float" office:value="32.508038">
            <text:p>32.5080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hampagne Brut Premier Cru</text:p>
          </table:table-cell>
          <table:table-cell office:value-type="string">
            <text:p>DE VILMON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50%, Pinot Noir 25%, Pinot Meunier 25% 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gg54en0yt3163f7ge9m</text:p>
          </table:table-cell>
          <table:table-cell office:value-type="string">
            <text:p>SPARKLING</text:p>
          </table:table-cell>
          <table:table-cell office:value-type="string">
            <text:p>Grand Réserve Brut Champagne Premier Cru</text:p>
          </table:table-cell>
          <table:table-cell office:value-type="string">
            <text:p>De Vilmont</text:p>
          </table:table-cell>
          <table:table-cell office:value-type="float" office:value="39.232925">
            <text:p>39.2329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hampagne Blanc de BLancs Prestige Extra Brut</text:p>
          </table:table-cell>
          <table:table-cell office:value-type="string">
            <text:p>DIEBOLT VALLO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10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839a3gfhpfatr5nnzcy</text:p>
          </table:table-cell>
          <table:table-cell office:value-type="string">
            <text:p>SPARKLING</text:p>
          </table:table-cell>
          <table:table-cell office:value-type="string">
            <text:p>Blanc de Blancs Prestige Extra Brut Champagne Grand Cru 'Cramant'</text:p>
          </table:table-cell>
          <table:table-cell office:value-type="string">
            <text:p>Diebolt - Vallois</text:p>
          </table:table-cell>
          <table:table-cell office:value-type="float" office:value="60.160748">
            <text:p>60.1607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hampagne Fleur de Passion</text:p>
          </table:table-cell>
          <table:table-cell office:value-type="string">
            <text:p>DIEBOLT VALLO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sq4839qgd8m01nh84k8xa0</text:p>
          </table:table-cell>
          <table:table-cell office:value-type="string">
            <text:p>SPARKLING</text:p>
          </table:table-cell>
          <table:table-cell office:value-type="string">
            <text:p>Champagne Grand Cru Fleur de Passion Brut</text:p>
          </table:table-cell>
          <table:table-cell office:value-type="string">
            <text:p>Diebolt - Vallois</text:p>
          </table:table-cell>
          <table:table-cell office:value-type="float" office:value="57.57113">
            <text:p>57.5711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ouvé 747</text:p>
          </table:table-cell>
          <table:table-cell office:value-type="string">
            <text:p>JACQUE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000">
            <text:p>1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61%, Pinot Meunier 21%, Pinot Noir 18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y989v4emh1ebxk89jb1yfb1</text:p>
          </table:table-cell>
          <table:table-cell office:value-type="string">
            <text:p>SPARKLING</text:p>
          </table:table-cell>
          <table:table-cell office:value-type="string">
            <text:p>Champagne Cuvée N.747 Extra Brut</text:p>
          </table:table-cell>
          <table:table-cell office:value-type="string">
            <text:p>Jacquesson</text:p>
          </table:table-cell>
          <table:table-cell office:value-type="float" office:value="31.614004">
            <text:p>31.6140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ouvé 742</text:p>
          </table:table-cell>
          <table:table-cell office:value-type="string">
            <text:p>JACQUESSO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7000">
            <text:p>27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47%, Pinot Noir 33%, Pinot Meunier 2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cteht71xc4drt93kpb</text:p>
          </table:table-cell>
          <table:table-cell office:value-type="string">
            <text:p>SPARKLING</text:p>
          </table:table-cell>
          <table:table-cell office:value-type="string">
            <text:p>Cuvée No 742 Extra Brut Champagne</text:p>
          </table:table-cell>
          <table:table-cell office:value-type="string">
            <text:p>Jacquesson</text:p>
          </table:table-cell>
          <table:table-cell office:value-type="float" office:value="31.668821">
            <text:p>31.66882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hampagne Oeil de Perdrix Brut</text:p>
          </table:table-cell>
          <table:table-cell office:value-type="string">
            <text:p>JEAN VESSELL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Pinot Noir 10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gfwrz0dnjvzprywf02m</text:p>
          </table:table-cell>
          <table:table-cell office:value-type="string">
            <text:p>SPARKLING</text:p>
          </table:table-cell>
          <table:table-cell office:value-type="string">
            <text:p>Oeil de Perdrix Tradition Brut Champagne</text:p>
          </table:table-cell>
          <table:table-cell office:value-type="string">
            <text:p>Jean Vesselle</text:p>
          </table:table-cell>
          <table:table-cell office:value-type="float" office:value="48.05111">
            <text:p>48.05111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hampagne Premier Cru Brut Heritage</text:p>
          </table:table-cell>
          <table:table-cell office:value-type="string">
            <text:p>LOUIS BROCH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Pinot Noir 80%, Chardonnay 15%, Pinot Meunier 5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vwedtg418bdz4dkfkf9pyj</text:p>
          </table:table-cell>
          <table:table-cell office:value-type="string">
            <text:p>SPARKLING</text:p>
          </table:table-cell>
          <table:table-cell office:value-type="string">
            <text:p>Héritage Brut Champagne</text:p>
          </table:table-cell>
          <table:table-cell office:value-type="string">
            <text:p>Champagne Louis Brochet</text:p>
          </table:table-cell>
          <table:table-cell office:value-type="float" office:value="39.588528">
            <text:p>39.5885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hampagne Blan de Blancs</text:p>
          </table:table-cell>
          <table:table-cell office:value-type="string">
            <text:p>MARIE LE BRU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10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p6pmqzc72jz66b9chfd</text:p>
          </table:table-cell>
          <table:table-cell office:value-type="string">
            <text:p>SPARKLING</text:p>
          </table:table-cell>
          <table:table-cell office:value-type="string">
            <text:p>Sélection Blanc de Blancs Brut Champagne Premier Cru</text:p>
          </table:table-cell>
          <table:table-cell office:value-type="string">
            <text:p>Marie le Brun</text:p>
          </table:table-cell>
          <table:table-cell office:value-type="float" office:value="36.806778">
            <text:p>36.80677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hampagne Grand Cru</text:p>
          </table:table-cell>
          <table:table-cell office:value-type="string">
            <text:p>MAURICE VESSELLE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Pinot Noir 80%, Chardonnay 20% 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2yppwzt3memb2qhq5ee</text:p>
          </table:table-cell>
          <table:table-cell office:value-type="string">
            <text:p>ROSE_SPARKLING</text:p>
          </table:table-cell>
          <table:table-cell office:value-type="string">
            <text:p>Champagne Grand Cru ''''Bouzy''''</text:p>
          </table:table-cell>
          <table:table-cell office:value-type="string">
            <text:p>Maurice Vesselle</text:p>
          </table:table-cell>
          <table:table-cell office:value-type="float" office:value="45.391228">
            <text:p>45.39122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hampagne Blanc de Blancs Brut Reserve Grand Cru</text:p>
          </table:table-cell>
          <table:table-cell office:value-type="string">
            <text:p>VAZA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100%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gggtj6jq1tv32jffnkf</text:p>
          </table:table-cell>
          <table:table-cell office:value-type="string">
            <text:p>SPARKLING</text:p>
          </table:table-cell>
          <table:table-cell office:value-type="string">
            <text:p>Blanc de Blancs Réserve Brut Champagne Grand Cru 'Chouilly'</text:p>
          </table:table-cell>
          <table:table-cell office:value-type="string">
            <text:p>Rene Vazart</text:p>
          </table:table-cell>
          <table:table-cell office:value-type="float" office:value="40.082268">
            <text:p>40.08226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Vouvray</text:p>
          </table:table-cell>
          <table:table-cell office:value-type="string">
            <text:p>LA GALINIE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1tcc46kywy6jec39ty</text:p>
          </table:table-cell>
          <table:table-cell office:value-type="string">
            <text:p>WHITE</text:p>
          </table:table-cell>
          <table:table-cell office:value-type="string">
            <text:p>Vouvray Sec</text:p>
          </table:table-cell>
          <table:table-cell office:value-type="string">
            <text:p>Domaine de la Galinière</text:p>
          </table:table-cell>
          <table:table-cell office:value-type="float" office:value="28.884552">
            <text:p>28.88455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Noire Nature</text:p>
          </table:table-cell>
          <table:table-cell office:value-type="string">
            <text:p>CESARINI SFORZ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g8xtekr0smnfqgdxv1</text:p>
          </table:table-cell>
          <table:table-cell office:value-type="string">
            <text:p>SPARKLING</text:p>
          </table:table-cell>
          <table:table-cell office:value-type="string">
            <text:p>Noir Nature 1673</text:p>
          </table:table-cell>
          <table:table-cell office:value-type="string">
            <text:p>Cesarini Sforza</text:p>
          </table:table-cell>
          <table:table-cell office:value-type="float" office:value="51.724167">
            <text:p>51.72416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Couvee '85</text:p>
          </table:table-cell>
          <table:table-cell office:value-type="string">
            <text:p>MONFO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dkkwx4wjygq6xfyywq</text:p>
          </table:table-cell>
          <table:table-cell office:value-type="string">
            <text:p>SPARKLING</text:p>
          </table:table-cell>
          <table:table-cell office:value-type="string">
            <text:p>Metodo Classico Cuvée 85 Brut</text:p>
          </table:table-cell>
          <table:table-cell office:value-type="string">
            <text:p>Monfort</text:p>
          </table:table-cell>
          <table:table-cell office:value-type="float" office:value="36.06205">
            <text:p>36.0620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Le General Blanc</text:p>
          </table:table-cell>
          <table:table-cell office:value-type="string">
            <text:p>MONFO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hb0ty8g1kgt8ag1t1j</text:p>
          </table:table-cell>
          <table:table-cell office:value-type="string">
            <text:p>SPARKLING</text:p>
          </table:table-cell>
          <table:table-cell office:value-type="string">
            <text:p>Le Général Dosaggio Zero Riserva Blanc</text:p>
          </table:table-cell>
          <table:table-cell office:value-type="string">
            <text:p>Monfort</text:p>
          </table:table-cell>
          <table:table-cell office:value-type="float" office:value="38.10688">
            <text:p>38.1068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Le General Dallemagne</text:p>
          </table:table-cell>
          <table:table-cell office:value-type="string">
            <text:p>MONFO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h747d83hym4gmp6tw1</text:p>
          </table:table-cell>
          <table:table-cell office:value-type="string">
            <text:p>SPARKLING</text:p>
          </table:table-cell>
          <table:table-cell office:value-type="string">
            <text:p>Le General Dallemagne Extra Brut</text:p>
          </table:table-cell>
          <table:table-cell office:value-type="string">
            <text:p>Monfort</text:p>
          </table:table-cell>
          <table:table-cell office:value-type="float" office:value="47.305695">
            <text:p>47.30569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Rosé</text:p>
          </table:table-cell>
          <table:table-cell office:value-type="string">
            <text:p>MONFO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mpdpd90acjxfm0qa3a</text:p>
          </table:table-cell>
          <table:table-cell office:value-type="string">
            <text:p>SPARKLING</text:p>
          </table:table-cell>
          <table:table-cell office:value-type="string">
            <text:p>Brut Rosé</text:p>
          </table:table-cell>
          <table:table-cell office:value-type="string">
            <text:p>Monfort</text:p>
          </table:table-cell>
          <table:table-cell office:value-type="float" office:value="29.506342">
            <text:p>29.50634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Franciacorta Granc Cuvée Brut 0,375</text:p>
          </table:table-cell>
          <table:table-cell office:value-type="string">
            <text:p>BELLAVISTA</text:p>
          </table:table-cell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grwj524gw72rtsrg7hzx699</text:p>
          </table:table-cell>
          <table:table-cell office:value-type="string">
            <text:p>SPARKLING</text:p>
          </table:table-cell>
          <table:table-cell office:value-type="string">
            <text:p>Franciacorta Gran Cuvée Brut</text:p>
          </table:table-cell>
          <table:table-cell office:value-type="string">
            <text:p>Bellavista</text:p>
          </table:table-cell>
          <table:table-cell office:value-type="float" office:value="39.67127">
            <text:p>39.6712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Brut Nitens</text:p>
          </table:table-cell>
          <table:table-cell office:value-type="string">
            <text:p>MARCHES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6n0rtt69ce2avavy47</text:p>
          </table:table-cell>
          <table:table-cell office:value-type="string">
            <text:p>SPARKLING</text:p>
          </table:table-cell>
          <table:table-cell office:value-type="string">
            <text:p>Nitens Franciacorta Brut</text:p>
          </table:table-cell>
          <table:table-cell office:value-type="string">
            <text:p>Le Marchesine</text:p>
          </table:table-cell>
          <table:table-cell office:value-type="float" office:value="30.499437">
            <text:p>30.4994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Dos. Zero Audiens</text:p>
          </table:table-cell>
          <table:table-cell office:value-type="string">
            <text:p>MARCHES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6n0t06wpz121x5qmke</text:p>
          </table:table-cell>
          <table:table-cell office:value-type="string">
            <text:p>SPARKLING</text:p>
          </table:table-cell>
          <table:table-cell office:value-type="string">
            <text:p>Audens Franciacorta Dosage Zèro</text:p>
          </table:table-cell>
          <table:table-cell office:value-type="string">
            <text:p>Le Marchesine</text:p>
          </table:table-cell>
          <table:table-cell office:value-type="float" office:value="31.579748">
            <text:p>31.57974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Saten</text:p>
          </table:table-cell>
          <table:table-cell office:value-type="string">
            <text:p>MARCHESIN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r2pp6n0hptj92jhe8b5g24</text:p>
          </table:table-cell>
          <table:table-cell office:value-type="string">
            <text:p>SPARKLING</text:p>
          </table:table-cell>
          <table:table-cell office:value-type="string">
            <text:p>Franciacorta Satèn Millesimato</text:p>
          </table:table-cell>
          <table:table-cell office:value-type="string">
            <text:p>Le Marchesine</text:p>
          </table:table-cell>
          <table:table-cell office:value-type="float" office:value="28.724758">
            <text:p>28.7247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SPARKLING</text:p>
          </table:table-cell>
          <table:table-cell office:value-type="string">
            <text:p>Extra Dry</text:p>
          </table:table-cell>
          <table:table-cell office:value-type="string">
            <text:p>BE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skfe5ck0w8wqcsezzg5</text:p>
          </table:table-cell>
          <table:table-cell office:value-type="string">
            <text:p>SPARKLING</text:p>
          </table:table-cell>
          <table:table-cell office:value-type="string">
            <text:p>Prosecco Extra Dry</text:p>
          </table:table-cell>
          <table:table-cell office:value-type="string">
            <text:p>Benotto Luigino</text:p>
          </table:table-cell>
          <table:table-cell office:value-type="float" office:value="30.535975">
            <text:p>30.5359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Couvee des Conti Bergerac</text:p>
          </table:table-cell>
          <table:table-cell office:value-type="string">
            <text:p>ALBERT DE CONT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5x2m1f94cta88mjrq</text:p>
          </table:table-cell>
          <table:table-cell office:value-type="string">
            <text:p>WHITE</text:p>
          </table:table-cell>
          <table:table-cell office:value-type="string">
            <text:p>Cuvée des Conti</text:p>
          </table:table-cell>
          <table:table-cell office:value-type="string">
            <text:p>Domaine Albert de Conti</text:p>
          </table:table-cell>
          <table:table-cell office:value-type="float" office:value="40.049187">
            <text:p>40.0491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blis 22</text:p>
          </table:table-cell>
          <table:table-cell office:value-type="string">
            <text:p>DOMAINE D'ELIS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xnstc0a707xtbbykkw</text:p>
          </table:table-cell>
          <table:table-cell office:value-type="string">
            <text:p>WHITE</text:p>
          </table:table-cell>
          <table:table-cell office:value-type="string">
            <text:p>Chablis</text:p>
          </table:table-cell>
          <table:table-cell office:value-type="string">
            <text:p>Domaine d'Elise</text:p>
          </table:table-cell>
          <table:table-cell office:value-type="float" office:value="34.50416">
            <text:p>34.5041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Blange Ciste Lauger 21</text:p>
          </table:table-cell>
          <table:table-cell office:value-type="string">
            <text:p>DOMAINE LAGUER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otes de Roussillo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p5v0dccbk3z58mdbfhs</text:p>
          </table:table-cell>
          <table:table-cell office:value-type="string">
            <text:p>WHITE</text:p>
          </table:table-cell>
          <table:table-cell office:value-type="string">
            <text:p>Le Ciste Blanc</text:p>
          </table:table-cell>
          <table:table-cell office:value-type="string">
            <text:p>Domaine Laguerre</text:p>
          </table:table-cell>
          <table:table-cell office:value-type="float" office:value="38.443356">
            <text:p>38.4433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ètale de Rose</text:p>
          </table:table-cell>
          <table:table-cell office:value-type="string">
            <text:p>LA TOUR DE L'EVEQU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8abyttyf5gye66mcrt</text:p>
          </table:table-cell>
          <table:table-cell office:value-type="string">
            <text:p>ROSE</text:p>
          </table:table-cell>
          <table:table-cell office:value-type="string">
            <text:p>Pétale de Rosé</text:p>
          </table:table-cell>
          <table:table-cell office:value-type="string">
            <text:p>Château La Tour de l'Évêque</text:p>
          </table:table-cell>
          <table:table-cell office:value-type="float" office:value="45.02125">
            <text:p>45.0212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GRADIS'CIU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c5py0sebrgsjwmnyvh</text:p>
          </table:table-cell>
          <table:table-cell office:value-type="string">
            <text:p>WHITE</text:p>
          </table:table-cell>
          <table:table-cell office:value-type="string">
            <text:p>Friulano Collio</text:p>
          </table:table-cell>
          <table:table-cell office:value-type="string">
            <text:p>Gradis'Ciutta</text:p>
          </table:table-cell>
          <table:table-cell office:value-type="float" office:value="52.206596">
            <text:p>52.20659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alvasia</text:p>
          </table:table-cell>
          <table:table-cell office:value-type="string">
            <text:p>GRADIS'CIU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c5141vkrxnb383gt0s</text:p>
          </table:table-cell>
          <table:table-cell office:value-type="string">
            <text:p>WHITE</text:p>
          </table:table-cell>
          <table:table-cell office:value-type="string">
            <text:p>Malvasia Collio</text:p>
          </table:table-cell>
          <table:table-cell office:value-type="string">
            <text:p>Gradis'Ciutta</text:p>
          </table:table-cell>
          <table:table-cell office:value-type="float" office:value="51.123238">
            <text:p>51.1232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GRADIS'CIU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c5n9y96d463shfffmv</text:p>
          </table:table-cell>
          <table:table-cell office:value-type="string">
            <text:p>WHITE</text:p>
          </table:table-cell>
          <table:table-cell office:value-type="string">
            <text:p>Ribolla Gialla Collio</text:p>
          </table:table-cell>
          <table:table-cell office:value-type="string">
            <text:p>Gradis'Ciutta</text:p>
          </table:table-cell>
          <table:table-cell office:value-type="float" office:value="58.354855">
            <text:p>58.35485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GRADIS'CIU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c5pjkebstepjj73mfd</text:p>
          </table:table-cell>
          <table:table-cell office:value-type="string">
            <text:p>WHITE</text:p>
          </table:table-cell>
          <table:table-cell office:value-type="string">
            <text:p>Sauvignon Collio</text:p>
          </table:table-cell>
          <table:table-cell office:value-type="string">
            <text:p>Gradis'Ciutta</text:p>
          </table:table-cell>
          <table:table-cell office:value-type="float" office:value="46.98056">
            <text:p>46.980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POLEN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s25xqtsk4ww3cm0z8n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Isidoro Polencic</text:p>
          </table:table-cell>
          <table:table-cell office:value-type="float" office:value="38.64324">
            <text:p>38.643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POLEN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qcgfqkcqfdpvfh70f3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Isidoro Polencic</text:p>
          </table:table-cell>
          <table:table-cell office:value-type="float" office:value="31.783363">
            <text:p>31.78336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SCHIOPP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qcb5pvevmfry1h2yq3</text:p>
          </table:table-cell>
          <table:table-cell office:value-type="string">
            <text:p>WHITE</text:p>
          </table:table-cell>
          <table:table-cell office:value-type="string">
            <text:p>Friulano Collio</text:p>
          </table:table-cell>
          <table:table-cell office:value-type="string">
            <text:p>Schiopetto</text:p>
          </table:table-cell>
          <table:table-cell office:value-type="float" office:value="33.672523">
            <text:p>33.67252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Bianco</text:p>
          </table:table-cell>
          <table:table-cell office:value-type="string">
            <text:p>SCHIOPP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fq03dmx87x33nbj6js8</text:p>
          </table:table-cell>
          <table:table-cell office:value-type="string">
            <text:p>WHITE</text:p>
          </table:table-cell>
          <table:table-cell office:value-type="string">
            <text:p>Pinot Bianco Collio</text:p>
          </table:table-cell>
          <table:table-cell office:value-type="string">
            <text:p>Schiopetto</text:p>
          </table:table-cell>
          <table:table-cell office:value-type="float" office:value="32.82338">
            <text:p>32.8233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SCHIOPP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49j9x239se3my93j9f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Schiopetto</text:p>
          </table:table-cell>
          <table:table-cell office:value-type="float" office:value="34.505615">
            <text:p>34.5056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SCHIOPP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e8npbsdnr96ax62jmbm</text:p>
          </table:table-cell>
          <table:table-cell office:value-type="string">
            <text:p>WHITE</text:p>
          </table:table-cell>
          <table:table-cell office:value-type="string">
            <text:p>Sauvignon Collio</text:p>
          </table:table-cell>
          <table:table-cell office:value-type="string">
            <text:p>Schiopetto</text:p>
          </table:table-cell>
          <table:table-cell office:value-type="float" office:value="28.446486">
            <text:p>28.44648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bolla Gialla Collio</text:p>
          </table:table-cell>
          <table:table-cell office:value-type="string">
            <text:p>TOR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xavjqz1pcs036nkke</text:p>
          </table:table-cell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Toros Franco</text:p>
          </table:table-cell>
          <table:table-cell office:value-type="float" office:value="32.660244">
            <text:p>32.66024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Collio</text:p>
          </table:table-cell>
          <table:table-cell office:value-type="string">
            <text:p>TOR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xx0a9x627092szkqh</text:p>
          </table:table-cell>
          <table:table-cell office:value-type="string">
            <text:p>WHITE</text:p>
          </table:table-cell>
          <table:table-cell office:value-type="string">
            <text:p>Sauvignon Blanc</text:p>
          </table:table-cell>
          <table:table-cell office:value-type="string">
            <text:p>Toros Franco</text:p>
          </table:table-cell>
          <table:table-cell office:value-type="float" office:value="19.03066">
            <text:p>19.0306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TOR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xky14jtvvk8tnfwvh</text:p>
          </table:table-cell>
          <table:table-cell office:value-type="string">
            <text:p>WHITE</text:p>
          </table:table-cell>
          <table:table-cell office:value-type="string">
            <text:p>Chardonnay</text:p>
          </table:table-cell>
          <table:table-cell office:value-type="string">
            <text:p>Toros Franco</text:p>
          </table:table-cell>
          <table:table-cell office:value-type="float" office:value="20.194756">
            <text:p>20.19475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TOR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kx095ns4s3qs8j5kpb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Toros Franco</text:p>
          </table:table-cell>
          <table:table-cell office:value-type="float" office:value="25.800362">
            <text:p>25.8003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Valmasia Malvasia</text:p>
          </table:table-cell>
          <table:table-cell office:value-type="string">
            <text:p>TUNELL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sr7k7ph1p79d7dfka</text:p>
          </table:table-cell>
          <table:table-cell office:value-type="string">
            <text:p>WHITE</text:p>
          </table:table-cell>
          <table:table-cell office:value-type="string">
            <text:p>Valmasìa</text:p>
          </table:table-cell>
          <table:table-cell office:value-type="string">
            <text:p>La Tunella</text:p>
          </table:table-cell>
          <table:table-cell office:value-type="float" office:value="37.16633">
            <text:p>37.166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TUNELL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tkpb069j0g0pwma2pp5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La Tunella</text:p>
          </table:table-cell>
          <table:table-cell office:value-type="float" office:value="25.736158">
            <text:p>25.73615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TUNELL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zm19q1d4ny3vdp3c0fj8y</text:p>
          </table:table-cell>
          <table:table-cell office:value-type="string">
            <text:p>WHITE</text:p>
          </table:table-cell>
          <table:table-cell office:value-type="string">
            <text:p>Friulano</text:p>
          </table:table-cell>
          <table:table-cell office:value-type="string">
            <text:p>La Tunella</text:p>
          </table:table-cell>
          <table:table-cell office:value-type="float" office:value="31.9175">
            <text:p>31.917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alvasia Somnija</text:p>
          </table:table-cell>
          <table:table-cell office:value-type="string">
            <text:p>VILLA VA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j52tf7hrs461mv66r2sc6az3</text:p>
          </table:table-cell>
          <table:table-cell office:value-type="string">
            <text:p>SPARKLING</text:p>
          </table:table-cell>
          <table:table-cell office:value-type="string">
            <text:p>Somnija</text:p>
          </table:table-cell>
          <table:table-cell office:value-type="string">
            <text:p>Azienda Agricola Villa Vasi</text:p>
          </table:table-cell>
          <table:table-cell office:value-type="float" office:value="36.299362">
            <text:p>36.299362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ABBAZZIA NOVAC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jpgn2ad4n76skame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Abbazia di Novacella (Stiftskellerei Neustift)</text:p>
          </table:table-cell>
          <table:table-cell office:value-type="float" office:value="30.942999">
            <text:p>30.94299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ABBAZZIA NOVAC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bqjahehkbytmbt92af</text:p>
          </table:table-cell>
          <table:table-cell office:value-type="string">
            <text:p>WHITE</text:p>
          </table:table-cell>
          <table:table-cell office:value-type="string">
            <text:p>Sylvaner</text:p>
          </table:table-cell>
          <table:table-cell office:value-type="string">
            <text:p>Abbazia di Novacella (Stiftskellerei Neustift)</text:p>
          </table:table-cell>
          <table:table-cell office:value-type="float" office:value="30.333336">
            <text:p>30.33333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olaris Sisyphos</text:p>
          </table:table-cell>
          <table:table-cell office:value-type="string">
            <text:p>KOL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yjjv43zwv6d4375aej7b7c7</text:p>
          </table:table-cell>
          <table:table-cell office:value-type="string">
            <text:p>WHITE</text:p>
          </table:table-cell>
          <table:table-cell office:value-type="string">
            <text:p>Solaris Sysiphos</text:p>
          </table:table-cell>
          <table:table-cell office:value-type="string">
            <text:p>Kollerhof</text:p>
          </table:table-cell>
          <table:table-cell office:value-type="float" office:value="45.375404">
            <text:p>45.37540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mwzhwz90xghdbp9qp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Cantina Kurtatsch</text:p>
          </table:table-cell>
          <table:table-cell office:value-type="float" office:value="23.92584">
            <text:p>23.9258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Bianco</text:p>
          </table:table-cell>
          <table:table-cell office:value-type="string">
            <text:p>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kkp8btt3nfrkhn1nk</text:p>
          </table:table-cell>
          <table:table-cell office:value-type="string">
            <text:p>WHITE</text:p>
          </table:table-cell>
          <table:table-cell office:value-type="string">
            <text:p>Pinot Bianco</text:p>
          </table:table-cell>
          <table:table-cell office:value-type="string">
            <text:p>Cantina Kurtatsch</text:p>
          </table:table-cell>
          <table:table-cell office:value-type="float" office:value="28.88824">
            <text:p>28.8882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Bianco</text:p>
          </table:table-cell>
          <table:table-cell office:value-type="string">
            <text:p>LEY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hkhpdjzz3s665e37hq</text:p>
          </table:table-cell>
          <table:table-cell office:value-type="string">
            <text:p>WHITE</text:p>
          </table:table-cell>
          <table:table-cell office:value-type="string">
            <text:p>Pinot Bianco Classico</text:p>
          </table:table-cell>
          <table:table-cell office:value-type="string">
            <text:p>Weingut Leya</text:p>
          </table:table-cell>
          <table:table-cell office:value-type="float" office:value="27.348717">
            <text:p>27.34871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Terlaner</text:p>
          </table:table-cell>
          <table:table-cell office:value-type="string">
            <text:p>LEY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n573k258h1s6n349pn</text:p>
          </table:table-cell>
          <table:table-cell office:value-type="string">
            <text:p>WHITE</text:p>
          </table:table-cell>
          <table:table-cell office:value-type="string">
            <text:p>Terlaner Classico</text:p>
          </table:table-cell>
          <table:table-cell office:value-type="string">
            <text:p>Weingut Leya</text:p>
          </table:table-cell>
          <table:table-cell office:value-type="float" office:value="32.143387">
            <text:p>32.14338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ewurztraminer</text:p>
          </table:table-cell>
          <table:table-cell office:value-type="string">
            <text:p>LEY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avweffjzft9qbpwb9evf1w2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Weingut Leya</text:p>
          </table:table-cell>
          <table:table-cell office:value-type="float" office:value="26.42546">
            <text:p>26.425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MASO CANTANGHEL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900">
            <text:p>2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th1ys5121k0jtn6m58r</text:p>
          </table:table-cell>
          <table:table-cell office:value-type="string">
            <text:p>WHITE</text:p>
          </table:table-cell>
          <table:table-cell office:value-type="string">
            <text:p>Vigna Cantanghel Sauvignon</text:p>
          </table:table-cell>
          <table:table-cell office:value-type="string">
            <text:p>Maso Cantanghel</text:p>
          </table:table-cell>
          <table:table-cell office:value-type="float" office:value="38.22999">
            <text:p>38.22999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Chardonnay Tschaupp</text:p>
          </table:table-cell>
          <table:table-cell office:value-type="string">
            <text:p>SCHWEITZER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4pmmh5j8yp9tn73ame6mrvh</text:p>
          </table:table-cell>
          <table:table-cell office:value-type="string">
            <text:p>WHITE</text:p>
          </table:table-cell>
          <table:table-cell office:value-type="string">
            <text:p>Chardonnay Tschaupp</text:p>
          </table:table-cell>
          <table:table-cell office:value-type="string">
            <text:p>Weingut Tenuta Schweitzer</text:p>
          </table:table-cell>
          <table:table-cell office:value-type="float" office:value="37.816315">
            <text:p>37.816315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nct Valentin Sauvignon</text:p>
          </table:table-cell>
          <table:table-cell office:value-type="string">
            <text:p>ST. MICHEL EPPA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sfn18zf94zmgm0dw</text:p>
          </table:table-cell>
          <table:table-cell office:value-type="string">
            <text:p>WHITE</text:p>
          </table:table-cell>
          <table:table-cell office:value-type="string">
            <text:p>Sauvignon Sanct Valentin</text:p>
          </table:table-cell>
          <table:table-cell office:value-type="string">
            <text:p>St. Michael-Eppan</text:p>
          </table:table-cell>
          <table:table-cell office:value-type="float" office:value="49.21698">
            <text:p>49.21698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ewurztraminer</text:p>
          </table:table-cell>
          <table:table-cell office:value-type="string">
            <text:p>ST. MICHEL EPPA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mvb9pzrhqqm7vzegcg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St. Michael-Eppan</text:p>
          </table:table-cell>
          <table:table-cell office:value-type="float" office:value="36.762733">
            <text:p>36.762733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Gewurztraminer</text:p>
          </table:table-cell>
          <table:table-cell office:value-type="string">
            <text:p>VALLE IS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hxmm7gk8919m6tx53</text:p>
          </table:table-cell>
          <table:table-cell office:value-type="string">
            <text:p>WHITE</text:p>
          </table:table-cell>
          <table:table-cell office:value-type="string">
            <text:p>Gewürztraminer</text:p>
          </table:table-cell>
          <table:table-cell office:value-type="string">
            <text:p>Kellerei Eisacktal - Cantina Valle Isarco</text:p>
          </table:table-cell>
          <table:table-cell office:value-type="float" office:value="27.565037">
            <text:p>27.56503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VALLE ISARC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my5rkgqvnprzs2jrtk74kc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Kellerei Eisacktal - Cantina Valle Isarco</text:p>
          </table:table-cell>
          <table:table-cell office:value-type="float" office:value="29.51664">
            <text:p>29.51664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Dulcmara</text:p>
          </table:table-cell>
          <table:table-cell office:value-type="string">
            <text:p>SAN NAZAR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h0qsxne0jvcp2hv5cwnf93rx</text:p>
          </table:table-cell>
          <table:table-cell office:value-type="string">
            <text:p>WHITE</text:p>
          </table:table-cell>
          <table:table-cell office:value-type="string">
            <text:p>Dulcamara Bianco</text:p>
          </table:table-cell>
          <table:table-cell office:value-type="string">
            <text:p>San Nazario</text:p>
          </table:table-cell>
          <table:table-cell office:value-type="float" office:value="46.61907">
            <text:p>46.61907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Blanch de Morgex et de la Salle</text:p>
          </table:table-cell>
          <table:table-cell office:value-type="string">
            <text:p>VEV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x0wz3zyc8nsps9qz21</text:p>
          </table:table-cell>
          <table:table-cell office:value-type="string">
            <text:p>WHITE</text:p>
          </table:table-cell>
          <table:table-cell office:value-type="string">
            <text:p>Blanc de Morgex et de La Salle</text:p>
          </table:table-cell>
          <table:table-cell office:value-type="string">
            <text:p>Maison Vevey Albert</text:p>
          </table:table-cell>
          <table:table-cell office:value-type="float" office:value="40.68746">
            <text:p>40.68746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>
            <text:p>ROSSO</text:p>
          </table:table-cell>
          <table:table-cell office:value-type="string">
            <text:p>Reciotto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  <table:table-cell office:value-type="string">
            <text:p>wine_01gzr4ksf48y42zbg5zsh85hrb</text:p>
          </table:table-cell>
          <table:table-cell office:value-type="string">
            <text:p>DESSERT</text:p>
          </table:table-cell>
          <table:table-cell office:value-type="string">
            <text:p>Recioto della Valpolicella Classico</text:p>
          </table:table-cell>
          <table:table-cell office:value-type="string">
            <text:p>Zenato</text:p>
          </table:table-cell>
          <table:table-cell office:value-type="float" office:value="28.5323">
            <text:p>28.5323</text:p>
          </table:table-cell>
        </table:table-row>
      </table:table>
      <table:table table:name="Manual (insert ids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Extra Brut Milesimato</text:p>
          </table:table-cell>
          <table:table-cell office:value-type="string">
            <text:p>ALTIL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alvasia</text:p>
          </table:table-cell>
          <table:table-cell office:value-type="string">
            <text:p>SASSOCO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oche</text:p>
          </table:table-cell>
          <table:table-cell office:value-type="string">
            <text:p>SASSOCO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etragrande</text:p>
          </table:table-cell>
          <table:table-cell office:value-type="string">
            <text:p>LUN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Vino Tinto</text:p>
          </table:table-cell>
          <table:table-cell office:value-type="string">
            <text:p>SEMBR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Merlot</text:p>
          </table:table-cell>
          <table:table-cell office:value-type="string">
            <text:p>GRADIS'CIU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Franconia</text:p>
          </table:table-cell>
          <table:table-cell office:value-type="string">
            <text:p>GRADIS'CIUT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Merlot</text:p>
          </table:table-cell>
          <table:table-cell office:value-type="string">
            <text:p>MONVI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abernet Franc</text:p>
          </table:table-cell>
          <table:table-cell office:value-type="string">
            <text:p>MONVIER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Merlot</text:p>
          </table:table-cell>
          <table:table-cell office:value-type="string">
            <text:p>POLENC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Schioppettino</text:p>
          </table:table-cell>
          <table:table-cell office:value-type="string">
            <text:p>RONCO DEI P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jarandon</text:p>
          </table:table-cell>
          <table:table-cell office:value-type="string">
            <text:p>RONCO DEI TAS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Arcione</text:p>
          </table:table-cell>
          <table:table-cell office:value-type="string">
            <text:p>TUN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Merlot</text:p>
          </table:table-cell>
          <table:table-cell office:value-type="string">
            <text:p>TUN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Schioppettino</text:p>
          </table:table-cell>
          <table:table-cell office:value-type="string">
            <text:p>TUN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Pignolo</text:p>
          </table:table-cell>
          <table:table-cell office:value-type="string">
            <text:p>TUN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Rex (Refosco)</text:p>
          </table:table-cell>
          <table:table-cell office:value-type="string">
            <text:p>SASSOCO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Blumeri</text:p>
          </table:table-cell>
          <table:table-cell office:value-type="string">
            <text:p>SCHIOPPE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900">
            <text:p>5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Roveiago</text:p>
          </table:table-cell>
          <table:table-cell office:value-type="string">
            <text:p>MONTE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Ripasso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Pinot Nero Mazon</text:p>
          </table:table-cell>
          <table:table-cell office:value-type="string">
            <text:p>KOLLERHOF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Nebbiolo</text:p>
          </table:table-cell>
          <table:table-cell office:value-type="string">
            <text:p>CO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Rosso di Bolgheri</text:p>
          </table:table-cell>
          <table:table-cell office:value-type="string">
            <text:p>CANTINA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Ribeo</text:p>
          </table:table-cell>
          <table:table-cell office:value-type="string">
            <text:p>ROCCAPES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Ziggurat</text:p>
          </table:table-cell>
          <table:table-cell office:value-type="string">
            <text:p>LUN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Lampante</text:p>
          </table:table-cell>
          <table:table-cell office:value-type="string">
            <text:p>LUN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Aliotto</text:p>
          </table:table-cell>
          <table:table-cell office:value-type="string">
            <text:p>LUN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magnum</text:p>
          </table:table-cell>
          <table:table-cell office:value-type="string">
            <text:p>ZACCAGN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annonau di Sardegna</text:p>
          </table:table-cell>
          <table:table-cell office:value-type="string">
            <text:p>NANIH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hampagne Extra Brut Mill.</text:p>
          </table:table-cell>
          <table:table-cell office:value-type="string">
            <text:p>MICHEL GONE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100%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hampagne</text:p>
          </table:table-cell>
          <table:table-cell office:value-type="string">
            <text:p>ROBERT AILLA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Pinot Meunier 100%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hampagne L'Equilibre Grand Cru</text:p>
          </table:table-cell>
          <table:table-cell office:value-type="string">
            <text:p>SADI MALOT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000">
            <text:p>7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50%, Pinot Noir 50%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hampagne Blanc de Blancs Brut</text:p>
          </table:table-cell>
          <table:table-cell office:value-type="string">
            <text:p>SEBASTIEN LEFEV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100%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hampagne Millésime</text:p>
          </table:table-cell>
          <table:table-cell office:value-type="string">
            <text:p>SEBASTIEN LEFEV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6000">
            <text:p>6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hardonnay 50%, Pinot Noir 41%, Pinot Meunier 9%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La Cuvee Brut</text:p>
          </table:table-cell>
          <table:table-cell office:value-type="string">
            <text:p>GRAMON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Airali Pas Dosè</text:p>
          </table:table-cell>
          <table:table-cell office:value-type="string">
            <text:p>ALTA LANG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Extra Brut Noir Collection</text:p>
          </table:table-cell>
          <table:table-cell office:value-type="string">
            <text:p>FARFA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Extra Brut</text:p>
          </table:table-cell>
          <table:table-cell office:value-type="string">
            <text:p>CESARINI SFORZ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Couvee '28</text:p>
          </table:table-cell>
          <table:table-cell office:value-type="string">
            <text:p>ROT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Brut Nature</text:p>
          </table:table-cell>
          <table:table-cell office:value-type="string">
            <text:p>VEVE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SPARKLING</text:p>
          </table:table-cell>
          <table:table-cell office:value-type="string">
            <text:p>Brut Prosecco</text:p>
          </table:table-cell>
          <table:table-cell office:value-type="string">
            <text:p>BENOT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uscadet Tete de Linotte</text:p>
          </table:table-cell>
          <table:table-cell office:value-type="string">
            <text:p>ALBERT BESOM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ouilly Fume La Charmette</text:p>
          </table:table-cell>
          <table:table-cell office:value-type="string">
            <text:p>CHEVAU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alcaire 22</text:p>
          </table:table-cell>
          <table:table-cell office:value-type="string">
            <text:p>COTEAUX DU GIENNO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mp Gibault</text:p>
          </table:table-cell>
          <table:table-cell office:value-type="string">
            <text:p>COTEAUX DU GIENNOI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Collio</text:p>
          </table:table-cell>
          <table:table-cell office:value-type="string">
            <text:p>MUZ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alvasia</text:p>
          </table:table-cell>
          <table:table-cell office:value-type="string">
            <text:p>ROMEO ROS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ROMEO ROSS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bolla Gialla</text:p>
          </table:table-cell>
          <table:table-cell office:value-type="string">
            <text:p>TUNELLA 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urztraminer</text:p>
          </table:table-cell>
          <table:table-cell office:value-type="string">
            <text:p>KURTATSCH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illa Margon</text:p>
          </table:table-cell>
          <table:table-cell office:value-type="string">
            <text:p>LUNEL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Bianco</text:p>
          </table:table-cell>
          <table:table-cell office:value-type="string">
            <text:p>ST. MICHEL EPPA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ermentino</text:p>
          </table:table-cell>
          <table:table-cell office:value-type="string">
            <text:p>LUNA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La Fuga Contessa Entellina (Chardonnay)</text:p>
          </table:table-cell>
          <table:table-cell office:value-type="string">
            <text:p>DONNA FUG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iarandà Contessa Entellina (Chardonnay)</text:p>
          </table:table-cell>
          <table:table-cell office:value-type="string">
            <text:p>DONNA FUG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igna di Gabri DOC</text:p>
          </table:table-cell>
          <table:table-cell office:value-type="string">
            <text:p>DONNA FUG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en Ryè Passito di Pantelleria</text:p>
          </table:table-cell>
          <table:table-cell office:value-type="string">
            <text:p>DONNA FUG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abernet Sauvignon What The Phoque</text:p>
          </table:table-cell>
          <table:table-cell office:value-type="string">
            <text:p>ALBERT BESOM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Haut-Medoc Marguerite</text:p>
          </table:table-cell>
          <table:table-cell office:value-type="string">
            <text:p>CHATEAU MOUTTE BLAN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Saint Maurice Rouge</text:p>
          </table:table-cell>
          <table:table-cell office:value-type="string">
            <text:p>CHAUME-ARNAUD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>
            <text:p>Cotes du Rhon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Rouge Eos Lauger 21</text:p>
          </table:table-cell>
          <table:table-cell office:value-type="string">
            <text:p>DOMAINE LAGUER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Rouge Le Ciste Lauger 22</text:p>
          </table:table-cell>
          <table:table-cell office:value-type="string">
            <text:p>DOMAINE LAGUERR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Goisot 22</text:p>
          </table:table-cell>
          <table:table-cell office:value-type="string">
            <text:p>GUILHELM ET JEAN-HUGUE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Bordeaux Rouge 19</text:p>
          </table:table-cell>
          <table:table-cell office:value-type="string">
            <text:p>TIRE P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Jerez de la Frontera 0.375</text:p>
          </table:table-cell>
          <table:table-cell office:value-type="string">
            <text:p>PEDRO XIMENEZ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Pinot Nero</text:p>
          </table:table-cell>
          <table:table-cell office:value-type="string">
            <text:p>CLOUDY BAY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abernet Sauvignon</text:p>
          </table:table-cell>
          <table:table-cell office:value-type="string">
            <text:p>CASTELVECCH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Refosco Nero di Botte</text:p>
          </table:table-cell>
          <table:table-cell office:value-type="string">
            <text:p>FERESIN DAVIDE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abernet Sauvignon</text:p>
          </table:table-cell>
          <table:table-cell office:value-type="string">
            <text:p>MUZIC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Merlot Collio</text:p>
          </table:table-cell>
          <table:table-cell office:value-type="string">
            <text:p>TOROS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abernet Sauvignon</text:p>
          </table:table-cell>
          <table:table-cell office:value-type="string">
            <text:p>TUN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uar</text:p>
          </table:table-cell>
          <table:table-cell office:value-type="string">
            <text:p>SASSOCOR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Valpolicella Classico Superiore</text:p>
          </table:table-cell>
          <table:table-cell office:value-type="string">
            <text:p>BENEDETTI LA VI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Valpolicella Ripasso</text:p>
          </table:table-cell>
          <table:table-cell office:value-type="string">
            <text:p>BENEDETTI LA VI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Amarone della Valpollicella</text:p>
          </table:table-cell>
          <table:table-cell office:value-type="string">
            <text:p>CASTELNUOVO DEL GAR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Merlot Nero Assolutamente</text:p>
          </table:table-cell>
          <table:table-cell office:value-type="string">
            <text:p>CASTELNUOVO DEL GAR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a'Vegar Amarone della Valpolicella Riserva</text:p>
          </table:table-cell>
          <table:table-cell office:value-type="string">
            <text:p>CASTELNUOVO DEL GARD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arlo V</text:p>
          </table:table-cell>
          <table:table-cell office:value-type="string">
            <text:p>COLLI VECENT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Pinot Noir</text:p>
          </table:table-cell>
          <table:table-cell office:value-type="string">
            <text:p>GIANNITESSAR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Merlot Ruzante</text:p>
          </table:table-cell>
          <table:table-cell office:value-type="string">
            <text:p>SAN NAZAR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Valpolicella Classico</text:p>
          </table:table-cell>
          <table:table-cell office:value-type="string">
            <text:p>MONTE DEL F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Valpolicella Classico Superiore</text:p>
          </table:table-cell>
          <table:table-cell office:value-type="string">
            <text:p>MONTE DEL F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Valpolicella Ripasso</text:p>
          </table:table-cell>
          <table:table-cell office:value-type="string">
            <text:p>MONTE DEL FR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alinverno</text:p>
          </table:table-cell>
          <table:table-cell office:value-type="string">
            <text:p>MONTE ZOV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Valpolicella Classico Superiore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Amarone</text:p>
          </table:table-cell>
          <table:table-cell office:value-type="string">
            <text:p>ZENA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000">
            <text:p>9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Pinot Nero</text:p>
          </table:table-cell>
          <table:table-cell office:value-type="string">
            <text:p>ABBAZZIA NOVACELL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Sanct Valentin Pinot Nero</text:p>
          </table:table-cell>
          <table:table-cell office:value-type="string">
            <text:p>ST. MICHEL EPPA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Sanct Valentin Cabernet-Merlot</text:p>
          </table:table-cell>
          <table:table-cell office:value-type="string">
            <text:p>ST. MICHEL EPPA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500">
            <text:p>6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Fallwind Merlot Cabernet Riserva</text:p>
          </table:table-cell>
          <table:table-cell office:value-type="string">
            <text:p>ST. MICHEL EPPA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Fallwind Pinot Nero</text:p>
          </table:table-cell>
          <table:table-cell office:value-type="string">
            <text:p>ST. MICHEL EPPA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Lagrein</text:p>
          </table:table-cell>
          <table:table-cell office:value-type="string">
            <text:p>ST. MICHEL EPPA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Pinot Nero</text:p>
          </table:table-cell>
          <table:table-cell office:value-type="string">
            <text:p>ST. MICHEL EPPA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St. Magdalen</text:p>
          </table:table-cell>
          <table:table-cell office:value-type="string">
            <text:p>ST. MICHEL EPPA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abernet</text:p>
          </table:table-cell>
          <table:table-cell office:value-type="string">
            <text:p>ST. MICHEL EPPAIN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iabot Du Re</text:p>
          </table:table-cell>
          <table:table-cell office:value-type="string">
            <text:p>COR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500">
            <text:p>3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Roero</text:p>
          </table:table-cell>
          <table:table-cell office:value-type="string">
            <text:p>MATTEO CORREGG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Barbera d'Alba</text:p>
          </table:table-cell>
          <table:table-cell office:value-type="string">
            <text:p>MATTEO CORREGGI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Dolcetto d'Alba</text:p>
          </table:table-cell>
          <table:table-cell office:value-type="string">
            <text:p>LODAL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Dogliani Superiore</text:p>
          </table:table-cell>
          <table:table-cell office:value-type="string">
            <text:p>LUIGI EINAUD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Rosso di Montalcino</text:p>
          </table:table-cell>
          <table:table-cell office:value-type="string">
            <text:p>CAMIGLIA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hianti</text:p>
          </table:table-cell>
          <table:table-cell office:value-type="string">
            <text:p>CASALVEN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hianti Riserva</text:p>
          </table:table-cell>
          <table:table-cell office:value-type="string">
            <text:p>CASALVENT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Chianti Classico</text:p>
          </table:table-cell>
          <table:table-cell office:value-type="string">
            <text:p>CENNATOI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500">
            <text:p>2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Rosso di Montalcino</text:p>
          </table:table-cell>
          <table:table-cell office:value-type="string">
            <text:p>RICC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Morellino di Scansano</text:p>
          </table:table-cell>
          <table:table-cell office:value-type="string">
            <text:p>ROCCAPES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Morellino di Scansano Riserva</text:p>
          </table:table-cell>
          <table:table-cell office:value-type="string">
            <text:p>ROCCAPES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Montepulciano Tralcetto</text:p>
          </table:table-cell>
          <table:table-cell office:value-type="string">
            <text:p>ZACCAGNI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Salento Rosso Passito</text:p>
          </table:table-cell>
          <table:table-cell office:value-type="string">
            <text:p>COSTANTINO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Lavarossa Primitivo DOC</text:p>
          </table:table-cell>
          <table:table-cell office:value-type="string">
            <text:p>GIULIANI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800">
            <text:p>28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  <table:table-row>
          <table:table-cell office:value-type="boolean" office:boolean-value="true" table:style-name="cBool">
            <text:p>TRUE</text:p>
          </table:table-cell>
          <table:table-cell office:value-type="string"/>
          <table:table-cell office:value-type="string"/>
          <table:table-cell office:value-type="string">
            <text:p>ROSSO</text:p>
          </table:table-cell>
          <table:table-cell office:value-type="string">
            <text:p>Bell'Assai Vittoria DOC Frappato</text:p>
          </table:table-cell>
          <table:table-cell office:value-type="string">
            <text:p>DONNA FUGATA</text:p>
          </table:table-cell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000">
            <text:p>3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/>
          <table:table-cell office:value-type="string"/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